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NsText1" svg:font-family=".sfNsText"/>
    <style:font-face style:name=".sfNsText" svg:font-family=".sfNsText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square" draw:fill="solid" draw:fill-color="#f0f0f0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solid" draw:fill-color="#f0f0f0"/>
    </style:style>
    <style:style style:name="gr3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06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57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.42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11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63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45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58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73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0.96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34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2.52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3.85cm" fo:padding-top="0cm" fo:padding-bottom="0cm" fo:padding-left="0cm" fo:padding-right="0cm"/>
    </style:style>
    <style:style style:name="P1" style:family="paragraph">
      <loext:graphic-properties draw:fill="solid" draw:fill-color="#f0f0f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 style:font-name=".sfNsText1" fo:font-size="13pt" style:font-size-asian="13pt" style:font-name-complex=".sfNsText1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411cm" svg:height="1.058cm" svg:x="4.188cm" svg:y="12.22cm" svg:viewBox="0 0 1412 1059" draw:points="0,1059 1412,1059 1412,0 0,0">
          <text:p/>
        </draw:polygon>
        <draw:path draw:style-name="gr2" draw:text-style-name="P1" draw:layer="layout" svg:width="1.411cm" svg:height="1.411cm" svg:x="2.777cm" svg:y="12.043cm" svg:viewBox="0 0 1412 1412" svg:d="M1412 706c0-390-316-706-707-706-389 0-705 316-705 706 0 389 316 706 705 706 391 0 707-317 707-706z">
          <text:p/>
        </draw:path>
        <draw:path draw:style-name="gr3" draw:text-style-name="P2" draw:layer="layout" svg:width="1.411cm" svg:height="1.411cm" svg:x="2.777cm" svg:y="12.043cm" svg:viewBox="0 0 1412 1412" svg:d="M1412 706c0-390-316-706-707-706-389 0-705 316-705 706 0 389 316 706 705 706 391 0 707-317 707-706z">
          <text:p/>
        </draw:path>
        <draw:polygon draw:style-name="gr1" draw:text-style-name="P1" draw:layer="layout" svg:width="1.411cm" svg:height="1.058cm" svg:x="4.188cm" svg:y="15.042cm" svg:viewBox="0 0 1412 1059" draw:points="0,1059 1412,1059 1412,0 0,0">
          <text:p/>
        </draw:polygon>
        <draw:path draw:style-name="gr2" draw:text-style-name="P1" draw:layer="layout" svg:width="1.411cm" svg:height="1.411cm" svg:x="2.777cm" svg:y="14.866cm" svg:viewBox="0 0 1412 1412" svg:d="M1412 705c0-390-316-705-707-705-389 0-705 315-705 705s316 707 705 707c391 0 707-317 707-707z">
          <text:p/>
        </draw:path>
        <draw:path draw:style-name="gr3" draw:text-style-name="P2" draw:layer="layout" svg:width="1.411cm" svg:height="1.411cm" svg:x="2.777cm" svg:y="14.866cm" svg:viewBox="0 0 1412 1412" svg:d="M1412 705c0-390-316-705-707-705-389 0-705 315-705 705s316 707 705 707c391 0 707-317 707-707z">
          <text:p/>
        </draw:path>
        <draw:polygon draw:style-name="gr2" draw:text-style-name="P1" draw:layer="layout" svg:width="2.117cm" svg:height="1.27cm" svg:x="13.995cm" svg:y="12.114cm" svg:viewBox="0 0 2118 1271" draw:points="2118,1271 2118,0 353,0 0,635 353,1271">
          <text:p/>
        </draw:polygon>
        <draw:polygon draw:style-name="gr4" draw:text-style-name="P2" draw:layer="layout" svg:width="2.117cm" svg:height="1.27cm" svg:x="13.995cm" svg:y="12.114cm" svg:viewBox="0 0 2118 1271" draw:points="2118,1271 2118,0 353,0 0,635 353,1271">
          <text:p/>
        </draw:polygon>
        <draw:polygon draw:style-name="gr1" draw:text-style-name="P1" draw:layer="layout" svg:width="0.494cm" svg:height="0.494cm" svg:x="10.961cm" svg:y="9.292cm" svg:viewBox="0 0 495 495" draw:points="0,495 495,495 495,0 0,0">
          <text:p/>
        </draw:polygon>
        <draw:polygon draw:style-name="gr2" draw:text-style-name="P1" draw:layer="layout" svg:width="2.117cm" svg:height="1.27cm" svg:x="13.995cm" svg:y="15.007cm" svg:viewBox="0 0 2118 1271" draw:points="2118,0 2118,1271 0,1271 353,636 0,0">
          <text:p/>
        </draw:polygon>
        <draw:polygon draw:style-name="gr4" draw:text-style-name="P2" draw:layer="layout" svg:width="2.117cm" svg:height="1.27cm" svg:x="13.995cm" svg:y="15.007cm" svg:viewBox="0 0 2118 1271" draw:points="2118,0 2118,1271 0,1271 353,636 0,0">
          <text:p/>
        </draw:polygon>
        <draw:polygon draw:style-name="gr1" draw:text-style-name="P1" draw:layer="layout" svg:width="0.494cm" svg:height="0.494cm" svg:x="10.961cm" svg:y="7.563cm" svg:viewBox="0 0 495 495" draw:points="0,495 495,495 495,0 0,0">
          <text:p/>
        </draw:polygon>
        <draw:polygon draw:style-name="gr1" draw:text-style-name="P1" draw:layer="layout" svg:width="0.494cm" svg:height="0.494cm" svg:x="6.975cm" svg:y="9.292cm" svg:viewBox="0 0 495 495" draw:points="0,495 495,495 495,0 0,0">
          <text:p/>
        </draw:polygon>
        <draw:polygon draw:style-name="gr1" draw:text-style-name="P1" draw:layer="layout" svg:width="1.411cm" svg:height="1.058cm" svg:x="11.138cm" svg:y="12.22cm" svg:viewBox="0 0 1412 1059" draw:points="0,1059 1412,1059 1412,0 0,0">
          <text:p/>
        </draw:polygon>
        <draw:path draw:style-name="gr2" draw:text-style-name="P1" draw:layer="layout" svg:width="1.411cm" svg:height="1.411cm" svg:x="9.727cm" svg:y="12.043cm" svg:viewBox="0 0 1412 1412" svg:d="M1412 706c0-390-316-706-707-706-390 0-705 316-705 706 0 389 315 706 705 706 391 0 707-317 707-706z">
          <text:p/>
        </draw:path>
        <draw:path draw:style-name="gr3" draw:text-style-name="P2" draw:layer="layout" svg:width="1.411cm" svg:height="1.411cm" svg:x="9.727cm" svg:y="12.043cm" svg:viewBox="0 0 1412 1412" svg:d="M1412 706c0-390-316-706-707-706-390 0-705 316-705 706 0 389 315 706 705 706 391 0 707-317 707-706z">
          <text:p/>
        </draw:path>
        <draw:polygon draw:style-name="gr1" draw:text-style-name="P1" draw:layer="layout" svg:width="0.494cm" svg:height="0.494cm" svg:x="6.975cm" svg:y="13.772cm" svg:viewBox="0 0 495 495" draw:points="0,495 495,495 495,0 0,0">
          <text:p/>
        </draw:polygon>
        <draw:polygon draw:style-name="gr1" draw:text-style-name="P1" draw:layer="layout" svg:width="1.411cm" svg:height="1.059cm" svg:x="9.938cm" svg:y="15.112cm" svg:viewBox="0 0 1412 1060" draw:points="0,1060 1412,1060 1412,0 0,0">
          <text:p/>
        </draw:polygon>
        <draw:path draw:style-name="gr2" draw:text-style-name="P1" draw:layer="layout" svg:width="1.411cm" svg:height="1.411cm" svg:x="11.349cm" svg:y="14.936cm" svg:viewBox="0 0 1412 1412" svg:d="M1412 706c0-390-316-706-706-706s-706 316-706 706c0 389 316 706 706 706s706-317 706-706z">
          <text:p/>
        </draw:path>
        <draw:path draw:style-name="gr3" draw:text-style-name="P2" draw:layer="layout" svg:width="1.411cm" svg:height="1.411cm" svg:x="11.349cm" svg:y="14.936cm" svg:viewBox="0 0 1412 1412" svg:d="M1412 706c0-390-316-706-706-706s-706 316-706 706c0 389 316 706 706 706s706-317 706-706z">
          <text:p/>
        </draw:path>
        <draw:polygon draw:style-name="gr1" draw:text-style-name="P1" draw:layer="layout" svg:width="0.494cm" svg:height="0.494cm" svg:x="10.961cm" svg:y="13.772cm" svg:viewBox="0 0 495 495" draw:points="0,495 495,495 495,0 0,0">
          <text:p/>
        </draw:polygon>
        <draw:polygon draw:style-name="gr1" draw:text-style-name="P1" draw:layer="layout" svg:width="1.411cm" svg:height="1.059cm" svg:x="2.847cm" svg:y="3.047cm" svg:viewBox="0 0 1412 1060" draw:points="0,1060 1412,1060 1412,0 0,0">
          <text:p/>
        </draw:polygon>
        <draw:path draw:style-name="gr2" draw:text-style-name="P1" draw:layer="layout" svg:width="1.412cm" svg:height="1.411cm" svg:x="4.258cm" svg:y="2.871cm" svg:viewBox="0 0 1413 1412" svg:d="M1413 707c0-391-316-707-707-707-390 0-706 316-706 707 0 389 316 705 706 705 391 0 707-316 707-705z">
          <text:p/>
        </draw:path>
        <draw:path draw:style-name="gr3" draw:text-style-name="P2" draw:layer="layout" svg:width="1.412cm" svg:height="1.411cm" svg:x="4.258cm" svg:y="2.871cm" svg:viewBox="0 0 1413 1412" svg:d="M1413 707c0-391-316-707-707-707-390 0-706 316-706 707 0 389 316 705 706 705 391 0 707-316 707-705z">
          <text:p/>
        </draw:path>
        <draw:polygon draw:style-name="gr2" draw:text-style-name="P1" draw:layer="layout" svg:width="1.624cm" svg:height="1.408cm" svg:x="10.502cm" svg:y="4.989cm" svg:viewBox="0 0 1625 1409" draw:points="813,0 0,1409 1625,1409">
          <text:p/>
        </draw:polygon>
        <draw:polygon draw:style-name="gr4" draw:text-style-name="P2" draw:layer="layout" svg:width="1.624cm" svg:height="1.408cm" svg:x="10.502cm" svg:y="4.989cm" svg:viewBox="0 0 1625 1409" draw:points="813,0 0,1409 1625,1409">
          <text:p/>
        </draw:polygon>
        <draw:polygon draw:style-name="gr1" draw:text-style-name="P1" draw:layer="layout" svg:width="0.424cm" svg:height="0.423cm" svg:x="11.596cm" svg:y="2.448cm" svg:viewBox="0 0 425 424" draw:points="0,424 425,424 425,0 0,0">
          <text:p/>
        </draw:polygon>
        <draw:polygon draw:style-name="gr2" draw:text-style-name="P1" draw:layer="layout" svg:width="0.65cm" svg:height="0.563cm" svg:x="11.979cm" svg:y="2.378cm" svg:viewBox="0 0 651 564" draw:points="326,0 0,564 651,564">
          <text:p/>
        </draw:polygon>
        <draw:polygon draw:style-name="gr4" draw:text-style-name="P2" draw:layer="layout" svg:width="0.65cm" svg:height="0.563cm" svg:x="11.979cm" svg:y="2.378cm" svg:viewBox="0 0 651 564" draw:points="326,0 0,564 651,564">
          <text:p/>
        </draw:polygon>
        <draw:polygon draw:style-name="gr2" draw:text-style-name="P1" draw:layer="layout" svg:width="1.482cm" svg:height="0.847cm" svg:x="10.82cm" svg:y="3.153cm" svg:viewBox="0 0 1483 848" draw:points="0,848 1483,848 1483,0 0,0">
          <text:p/>
        </draw:polygon>
        <draw:polygon draw:style-name="gr4" draw:text-style-name="P2" draw:layer="layout" svg:width="1.482cm" svg:height="0.847cm" svg:x="10.82cm" svg:y="3.153cm" svg:viewBox="0 0 1483 848" draw:points="0,0 1483,0 1483,848 0,848">
          <text:p/>
        </draw:polygon>
        <draw:line draw:style-name="gr5" draw:text-style-name="P2" draw:layer="layout" svg:x1="10.326cm" svg:y1="3.153cm" svg:x2="10.82cm" svg:y2="3.153cm">
          <text:p/>
        </draw:line>
        <draw:line draw:style-name="gr5" draw:text-style-name="P2" draw:layer="layout" svg:x1="10.326cm" svg:y1="4cm" svg:x2="10.82cm" svg:y2="4cm">
          <text:p/>
        </draw:line>
        <draw:line draw:style-name="gr5" draw:text-style-name="P2" draw:layer="layout" svg:x1="11.314cm" svg:y1="4cm" svg:x2="11.314cm" svg:y2="3.153cm">
          <text:p/>
        </draw:line>
        <draw:line draw:style-name="gr5" draw:text-style-name="P2" draw:layer="layout" svg:x1="11.808cm" svg:y1="4cm" svg:x2="11.808cm" svg:y2="3.153cm">
          <text:p/>
        </draw:line>
        <draw:polygon draw:style-name="gr1" draw:text-style-name="P1" draw:layer="layout" svg:width="0.494cm" svg:height="0.494cm" svg:x="4.047cm" svg:y="7.563cm" svg:viewBox="0 0 495 495" draw:points="0,495 495,495 495,0 0,0">
          <text:p/>
        </draw:polygon>
        <draw:polygon draw:style-name="gr1" draw:text-style-name="P1" draw:layer="layout" svg:width="0.494cm" svg:height="0.494cm" svg:x="10.961cm" svg:y="10.844cm" svg:viewBox="0 0 495 495" draw:points="0,495 495,495 495,0 0,0">
          <text:p/>
        </draw:polygon>
        <draw:polygon draw:style-name="gr1" draw:text-style-name="P1" draw:layer="layout" svg:width="1.411cm" svg:height="1.058cm" svg:x="2.847cm" svg:y="5.87cm" svg:viewBox="0 0 1412 1059" draw:points="0,1059 1412,1059 1412,0 0,0">
          <text:p/>
        </draw:polygon>
        <draw:path draw:style-name="gr2" draw:text-style-name="P1" draw:layer="layout" svg:width="1.412cm" svg:height="1.411cm" svg:x="4.258cm" svg:y="5.693cm" svg:viewBox="0 0 1413 1412" svg:d="M1413 707c0-391-316-707-707-707-390 0-706 316-706 707 0 389 316 705 706 705 391 0 707-316 707-705z">
          <text:p/>
        </draw:path>
        <draw:path draw:style-name="gr3" draw:text-style-name="P2" draw:layer="layout" svg:width="1.412cm" svg:height="1.411cm" svg:x="4.258cm" svg:y="5.693cm" svg:viewBox="0 0 1413 1412" svg:d="M1413 707c0-391-316-707-707-707-390 0-706 316-706 707 0 389 316 705 706 705 391 0 707-316 707-705z">
          <text:p/>
        </draw:path>
        <draw:polygon draw:style-name="gr1" draw:text-style-name="P1" draw:layer="layout" svg:width="0.494cm" svg:height="0.494cm" svg:x="4.047cm" svg:y="11.091cm" svg:viewBox="0 0 495 495" draw:points="0,495 495,495 495,0 0,0">
          <text:p/>
        </draw:polygon>
        <draw:line draw:style-name="gr5" draw:text-style-name="P2" draw:layer="layout" svg:x1="12.02cm" svg:y1="2.624cm" svg:x2="12.02cm" svg:y2="2.024cm">
          <text:p/>
        </draw:line>
        <draw:polygon draw:style-name="gr6" draw:text-style-name="P3" draw:layer="layout" svg:width="0.247cm" svg:height="0.196cm" svg:x="11.896cm" svg:y="1.919cm" svg:viewBox="0 0 248 197" draw:points="125,0 0,105 107,197 142,197 248,105">
          <text:p/>
        </draw:polygon>
        <draw:line draw:style-name="gr5" draw:text-style-name="P2" draw:layer="layout" svg:x1="10.608cm" svg:y1="4cm" svg:x2="10.608cm" svg:y2="4.6cm">
          <text:p/>
        </draw:line>
        <draw:polygon draw:style-name="gr6" draw:text-style-name="P3" draw:layer="layout" svg:width="0.247cm" svg:height="0.197cm" svg:x="10.485cm" svg:y="4.509cm" svg:viewBox="0 0 248 198" draw:points="123,198 248,91 141,0 106,0 0,91">
          <text:p/>
        </draw:polygon>
        <draw:frame draw:style-name="gr7" draw:text-style-name="P5" draw:layer="layout" svg:width="2.068cm" svg:height="0.615cm" svg:x="3.021cm" svg:y="13.439cm">
          <draw:text-box>
            <text:p text:style-name="P4"><text:span text:style-name="T1">L2 access</text:span></text:p>
          </draw:text-box>
        </draw:frame>
        <draw:frame draw:style-name="gr8" draw:text-style-name="P5" draw:layer="layout" svg:width="2.576cm" svg:height="0.615cm" svg:x="2.883cm" svg:y="16.332cm">
          <draw:text-box>
            <text:p text:style-name="P4"><text:span text:style-name="T1">RAM access</text:span></text:p>
          </draw:text-box>
        </draw:frame>
        <draw:frame draw:style-name="gr9" draw:text-style-name="P5" draw:layer="layout" svg:width="2.703cm" svg:height="0.615cm" svg:x="12.178cm" svg:y="1.762cm">
          <draw:text-box>
            <text:p text:style-name="P4"><text:span text:style-name="T1">scheduler util</text:span></text:p>
          </draw:text-box>
        </draw:frame>
        <draw:frame draw:style-name="gr10" draw:text-style-name="P5" draw:layer="layout" svg:width="3.393cm" svg:height="0.615cm" svg:x="10.817cm" svg:y="4.02cm">
          <draw:text-box>
            <text:p text:style-name="P4"><text:span text:style-name="T1">scheduler queue</text:span></text:p>
          </draw:text-box>
        </draw:frame>
        <draw:frame draw:style-name="gr11" draw:text-style-name="P5" draw:layer="layout" svg:width="0.637cm" svg:height="0.615cm" svg:x="14.79cm" svg:y="12.475cm">
          <draw:text-box>
            <text:p text:style-name="P4"><text:span text:style-name="T1">RX</text:span></text:p>
          </draw:text-box>
        </draw:frame>
        <draw:frame draw:style-name="gr12" draw:text-style-name="P5" draw:layer="layout" svg:width="0.458cm" svg:height="0.615cm" svg:x="11.071cm" svg:y="9.135cm">
          <draw:text-box>
            <text:p text:style-name="P4"><text:span text:style-name="T1">X</text:span></text:p>
          </draw:text-box>
        </draw:frame>
        <draw:frame draw:style-name="gr13" draw:text-style-name="P5" draw:layer="layout" svg:width="0.586cm" svg:height="0.615cm" svg:x="14.82cm" svg:y="15.309cm">
          <draw:text-box>
            <text:p text:style-name="P4"><text:span text:style-name="T1">TX</text:span></text:p>
          </draw:text-box>
        </draw:frame>
        <draw:frame draw:style-name="gr12" draw:text-style-name="P5" draw:layer="layout" svg:width="0.458cm" svg:height="0.615cm" svg:x="11.106cm" svg:y="7.407cm">
          <draw:text-box>
            <text:p text:style-name="P4"><text:span text:style-name="T1">X</text:span></text:p>
          </draw:text-box>
        </draw:frame>
        <draw:frame draw:style-name="gr12" draw:text-style-name="P5" draw:layer="layout" svg:width="0.458cm" svg:height="0.615cm" svg:x="7.085cm" svg:y="9.17cm">
          <draw:text-box>
            <text:p text:style-name="P4"><text:span text:style-name="T1">X</text:span></text:p>
          </draw:text-box>
        </draw:frame>
        <draw:frame draw:style-name="gr14" draw:text-style-name="P5" draw:layer="layout" svg:width="0.739cm" svg:height="0.615cm" svg:x="11.631cm" svg:y="12.445cm">
          <draw:text-box>
            <text:p text:style-name="P4"><text:span text:style-name="T1">IN</text:span></text:p>
          </draw:text-box>
        </draw:frame>
        <draw:frame draw:style-name="gr12" draw:text-style-name="P5" draw:layer="layout" svg:width="0.458cm" svg:height="0.615cm" svg:x="7.085cm" svg:y="13.615cm">
          <draw:text-box>
            <text:p text:style-name="P4"><text:span text:style-name="T1">X</text:span></text:p>
          </draw:text-box>
        </draw:frame>
        <draw:frame draw:style-name="gr15" draw:text-style-name="P5" draw:layer="layout" svg:width="0.967cm" svg:height="0.615cm" svg:x="10.132cm" svg:y="15.338cm">
          <draw:text-box>
            <text:p text:style-name="P4"><text:span text:style-name="T1">OUT</text:span></text:p>
          </draw:text-box>
        </draw:frame>
        <draw:frame draw:style-name="gr12" draw:text-style-name="P5" draw:layer="layout" svg:width="0.458cm" svg:height="0.615cm" svg:x="11.071cm" svg:y="13.651cm">
          <draw:text-box>
            <text:p text:style-name="P4"><text:span text:style-name="T1">X</text:span></text:p>
          </draw:text-box>
        </draw:frame>
        <draw:frame draw:style-name="gr16" draw:text-style-name="P5" draw:layer="layout" svg:width="3.342cm" svg:height="0.615cm" svg:x="2.419cm" svg:y="2.115cm">
          <draw:text-box>
            <text:p text:style-name="P4"><text:span text:style-name="T1">core[32] 1.5GHz</text:span></text:p>
          </draw:text-box>
        </draw:frame>
        <draw:frame draw:style-name="gr17" draw:text-style-name="P5" draw:layer="layout" svg:width="2.525cm" svg:height="0.615cm" svg:x="10.064cm" svg:y="6.448cm">
          <draw:text-box>
            <text:p text:style-name="P4"><text:span text:style-name="T1">core release</text:span></text:p>
          </draw:text-box>
        </draw:frame>
        <draw:frame draw:style-name="gr18" draw:text-style-name="P5" draw:layer="layout" svg:width="4.875cm" svg:height="0.615cm" svg:x="6.621cm" svg:y="2.315cm">
          <draw:text-box>
            <text:p text:style-name="P4"><text:span text:style-name="T1">core require (scheduler)</text:span></text:p>
          </draw:text-box>
        </draw:frame>
        <draw:frame draw:style-name="gr12" draw:text-style-name="P5" draw:layer="layout" svg:width="0.458cm" svg:height="0.615cm" svg:x="4.157cm" svg:y="7.407cm">
          <draw:text-box>
            <text:p text:style-name="P4"><text:span text:style-name="T1">X</text:span></text:p>
          </draw:text-box>
        </draw:frame>
        <draw:frame draw:style-name="gr12" draw:text-style-name="P5" draw:layer="layout" svg:width="0.458cm" svg:height="0.615cm" svg:x="11.071cm" svg:y="10.723cm">
          <draw:text-box>
            <text:p text:style-name="P4"><text:span text:style-name="T1">X</text:span></text:p>
          </draw:text-box>
        </draw:frame>
        <draw:frame draw:style-name="gr7" draw:text-style-name="P5" draw:layer="layout" svg:width="2.068cm" svg:height="0.615cm" svg:x="3.021cm" svg:y="4.937cm">
          <draw:text-box>
            <text:p text:style-name="P4"><text:span text:style-name="T1">L1 access</text:span></text:p>
          </draw:text-box>
        </draw:frame>
        <draw:line draw:style-name="gr5" draw:text-style-name="P2" draw:layer="layout" svg:x1="13.995cm" svg:y1="12.749cm" svg:x2="12.72cm" svg:y2="12.749cm">
          <text:p/>
        </draw:line>
        <draw:polygon draw:style-name="gr6" draw:text-style-name="P3" draw:layer="layout" svg:width="0.353cm" svg:height="0.247cm" svg:x="12.549cm" svg:y="12.625cm" svg:viewBox="0 0 354 248" draw:points="0,124 354,248 293,141 293,106 354,0">
          <text:p/>
        </draw:polygon>
        <draw:polyline draw:style-name="gr5" draw:text-style-name="P2" draw:layer="layout" svg:width="1.663cm" svg:height="4.233cm" svg:x="4.712cm" svg:y="3.577cm" svg:viewBox="0 0 1664 4234" draw:points="958,0 1664,0 1664,4234 0,4234">
          <text:p/>
        </draw:polyline>
        <draw:polygon draw:style-name="gr6" draw:text-style-name="P3" draw:layer="layout" svg:width="0.352cm" svg:height="0.247cm" svg:x="4.541cm" svg:y="7.686cm" svg:viewBox="0 0 353 248" draw:points="0,124 353,248 293,142 293,106 353,0">
          <text:p/>
        </draw:polygon>
        <draw:polyline draw:style-name="gr5" draw:text-style-name="P2" draw:layer="layout" svg:width="3.986cm" svg:height="4.555cm" svg:x="7.469cm" svg:y="9.292cm" svg:viewBox="0 0 3987 4556" draw:points="3987,247 3987,0 0,0 0,4481 3987,4481 3987,4556">
          <text:p/>
        </draw:polyline>
        <draw:polygon draw:style-name="gr6" draw:text-style-name="P3" draw:layer="layout" svg:width="0.247cm" svg:height="0.353cm" svg:x="11.332cm" svg:y="13.666cm" svg:viewBox="0 0 248 354" draw:points="124,354 248,0 142,60 105,60 0,0">
          <text:p/>
        </draw:polygon>
        <draw:polyline draw:style-name="gr5" draw:text-style-name="P2" draw:layer="layout" svg:width="3.986cm" svg:height="4.974cm" svg:x="6.975cm" svg:y="9.292cm" svg:viewBox="0 0 3987 4975" draw:points="3987,4728 3987,4975 0,4975 0,0 3987,0 3987,75">
          <text:p/>
        </draw:polyline>
        <draw:polygon draw:style-name="gr6" draw:text-style-name="P3" draw:layer="layout" svg:width="0.247cm" svg:height="0.353cm" svg:x="10.838cm" svg:y="9.186cm" svg:viewBox="0 0 248 354" draw:points="124,354 248,0 142,61 106,61 0,0">
          <text:p/>
        </draw:polygon>
        <draw:line draw:style-name="gr5" draw:text-style-name="P2" draw:layer="layout" svg:x1="4.541cm" svg:y1="11.338cm" svg:x2="4.541cm" svg:y2="7.981cm">
          <text:p/>
        </draw:line>
        <draw:polygon draw:style-name="gr6" draw:text-style-name="P3" draw:layer="layout" svg:width="0.247cm" svg:height="0.353cm" svg:x="4.417cm" svg:y="7.81cm" svg:viewBox="0 0 248 354" draw:points="125,0 0,354 106,293 142,293 248,354">
          <text:p/>
        </draw:polygon>
        <draw:polyline draw:style-name="gr5" draw:text-style-name="P2" draw:layer="layout" svg:width="1.663cm" svg:height="1.411cm" svg:x="4.712cm" svg:y="6.399cm" svg:viewBox="0 0 1664 1412" draw:points="958,0 1664,0 1664,1412 0,1412">
          <text:p/>
        </draw:polyline>
        <draw:polygon draw:style-name="gr6" draw:text-style-name="P3" draw:layer="layout" svg:width="0.352cm" svg:height="0.247cm" svg:x="4.541cm" svg:y="7.686cm" svg:viewBox="0 0 353 248" draw:points="0,124 353,248 293,142 293,106 353,0">
          <text:p/>
        </draw:polygon>
        <draw:line draw:style-name="gr5" draw:text-style-name="P2" draw:layer="layout" svg:x1="12.76cm" svg:y1="15.642cm" svg:x2="14.177cm" svg:y2="15.642cm">
          <text:p/>
        </draw:line>
        <draw:polygon draw:style-name="gr6" draw:text-style-name="P3" draw:layer="layout" svg:width="0.353cm" svg:height="0.247cm" svg:x="13.995cm" svg:y="15.518cm" svg:viewBox="0 0 354 248" draw:points="354,124 0,0 61,106 61,141 0,248">
          <text:p/>
        </draw:polygon>
        <draw:polyline draw:style-name="gr5" draw:text-style-name="P2" draw:layer="layout" svg:width="1.764cm" svg:height="4.233cm" svg:x="9.197cm" svg:y="3.577cm" svg:viewBox="0 0 1765 4234" draw:points="1765,4234 0,4234 0,0 959,0">
          <text:p/>
        </draw:polyline>
        <draw:polygon draw:style-name="gr6" draw:text-style-name="P3" draw:layer="layout" svg:width="0.353cm" svg:height="0.247cm" svg:x="9.973cm" svg:y="3.453cm" svg:viewBox="0 0 354 248" draw:points="354,124 0,0 61,106 61,141 0,248">
          <text:p/>
        </draw:polygon>
        <draw:polyline draw:style-name="gr5" draw:text-style-name="P2" draw:layer="layout" svg:width="1.764cm" svg:height="2.117cm" svg:x="9.197cm" svg:y="5.693cm" svg:viewBox="0 0 1765 2118" draw:points="1765,2118 0,2118 0,0 1541,0">
          <text:p/>
        </draw:polyline>
        <draw:polygon draw:style-name="gr6" draw:text-style-name="P3" draw:layer="layout" svg:width="0.353cm" svg:height="0.247cm" svg:x="10.555cm" svg:y="5.57cm" svg:viewBox="0 0 354 248" draw:points="354,124 0,0 62,107 62,142 0,248">
          <text:p/>
        </draw:polygon>
        <draw:polyline draw:style-name="gr5" draw:text-style-name="P2" draw:layer="layout" svg:width="7.408cm" svg:height="1.874cm" svg:x="4.047cm" svg:y="9.292cm" svg:viewBox="0 0 7409 1875" draw:points="7409,247 7409,0 0,0 0,1875">
          <text:p/>
        </draw:polyline>
        <draw:polygon draw:style-name="gr6" draw:text-style-name="P3" draw:layer="layout" svg:width="0.247cm" svg:height="0.353cm" svg:x="3.923cm" svg:y="10.985cm" svg:viewBox="0 0 248 354" draw:points="125,354 248,0 142,61 106,61 0,0">
          <text:p/>
        </draw:polygon>
        <draw:polyline draw:style-name="gr5" draw:text-style-name="P2" draw:layer="layout" svg:width="1.805cm" svg:height="2.117cm" svg:x="11.626cm" svg:y="5.693cm" svg:viewBox="0 0 1806 2118" draw:points="94,0 1806,0 1806,2118 0,2118">
          <text:p/>
        </draw:polyline>
        <draw:polygon draw:style-name="gr6" draw:text-style-name="P3" draw:layer="layout" svg:width="0.353cm" svg:height="0.247cm" svg:x="11.455cm" svg:y="7.686cm" svg:viewBox="0 0 354 248" draw:points="0,124 354,248 293,142 293,106 354,0">
          <text:p/>
        </draw:polygon>
        <draw:polyline draw:style-name="gr5" draw:text-style-name="P2" draw:layer="layout" svg:width="1.834cm" svg:height="1.411cm" svg:x="4.541cm" svg:y="11.338cm" svg:viewBox="0 0 1835 1412" draw:points="0,0 1835,0 1835,1412 1230,1412">
          <text:p/>
        </draw:polyline>
        <draw:polygon draw:style-name="gr6" draw:text-style-name="P3" draw:layer="layout" svg:width="0.353cm" svg:height="0.247cm" svg:x="5.599cm" svg:y="12.625cm" svg:viewBox="0 0 354 248" draw:points="0,124 354,248 293,141 293,106 354,0">
          <text:p/>
        </draw:polygon>
        <draw:polyline draw:style-name="gr5" draw:text-style-name="P2" draw:layer="layout" svg:width="6.396cm" svg:height="1.63cm" svg:x="4.541cm" svg:y="9.708cm" svg:viewBox="0 0 6397 1631" draw:points="0,1631 0,78 6386,78 6397,0">
          <text:p/>
        </draw:polyline>
        <draw:polygon draw:style-name="gr6" draw:text-style-name="P3" draw:layer="layout" svg:width="0.245cm" svg:height="0.366cm" svg:x="10.789cm" svg:y="9.539cm" svg:viewBox="0 0 246 367" draw:points="173,0 0,332 114,287 149,292 246,367">
          <text:p/>
        </draw:polygon>
        <draw:polyline draw:style-name="gr5" draw:text-style-name="P2" draw:layer="layout" svg:width="1.733cm" svg:height="1.411cm" svg:x="2.142cm" svg:y="11.338cm" svg:viewBox="0 0 1734 1412" draw:points="635,1412 0,1412 0,0 1734,0">
          <text:p/>
        </draw:polyline>
        <draw:polygon draw:style-name="gr6" draw:text-style-name="P3" draw:layer="layout" svg:width="0.353cm" svg:height="0.247cm" svg:x="3.694cm" svg:y="11.214cm" svg:viewBox="0 0 354 248" draw:points="354,125 0,0 60,107 60,142 0,248">
          <text:p/>
        </draw:polygon>
        <draw:line draw:style-name="gr5" draw:text-style-name="P2" draw:layer="layout" svg:x1="11.455cm" svg:y1="9.539cm" svg:x2="11.455cm" svg:y2="7.981cm">
          <text:p/>
        </draw:line>
        <draw:polygon draw:style-name="gr6" draw:text-style-name="P3" draw:layer="layout" svg:width="0.247cm" svg:height="0.353cm" svg:x="11.332cm" svg:y="7.81cm" svg:viewBox="0 0 248 354" draw:points="124,0 0,354 105,293 142,293 248,354">
          <text:p/>
        </draw:polygon>
        <draw:polyline draw:style-name="gr5" draw:text-style-name="P2" draw:layer="layout" svg:width="1.557cm" svg:height="1.658cm" svg:x="9.233cm" svg:y="11.091cm" svg:viewBox="0 0 1558 1659" draw:points="494,1659 0,1659 0,0 1558,0">
          <text:p/>
        </draw:polyline>
        <draw:polygon draw:style-name="gr6" draw:text-style-name="P3" draw:layer="layout" svg:width="0.353cm" svg:height="0.247cm" svg:x="10.608cm" svg:y="10.967cm" svg:viewBox="0 0 354 248" draw:points="354,125 0,0 61,107 61,142 0,248">
          <text:p/>
        </draw:polygon>
        <draw:polyline draw:style-name="gr5" draw:text-style-name="P2" draw:layer="layout" svg:width="1.733cm" svg:height="4.233cm" svg:x="2.142cm" svg:y="11.338cm" svg:viewBox="0 0 1734 4234" draw:points="635,4234 0,4234 0,0 1734,0">
          <text:p/>
        </draw:polyline>
        <draw:polygon draw:style-name="gr6" draw:text-style-name="P3" draw:layer="layout" svg:width="0.353cm" svg:height="0.247cm" svg:x="3.694cm" svg:y="11.214cm" svg:viewBox="0 0 354 248" draw:points="354,125 0,0 60,107 60,142 0,248">
          <text:p/>
        </draw:polygon>
        <draw:line draw:style-name="gr5" draw:text-style-name="P2" draw:layer="layout" svg:x1="10.961cm" svg:y1="7.81cm" svg:x2="10.961cm" svg:y2="9.367cm">
          <text:p/>
        </draw:line>
        <draw:polygon draw:style-name="gr6" draw:text-style-name="P3" draw:layer="layout" svg:width="0.247cm" svg:height="0.353cm" svg:x="10.838cm" svg:y="9.186cm" svg:viewBox="0 0 248 354" draw:points="124,354 248,0 142,61 106,61 0,0">
          <text:p/>
        </draw:polygon>
        <draw:polyline draw:style-name="gr5" draw:text-style-name="P2" draw:layer="layout" svg:width="1.588cm" svg:height="1.658cm" svg:x="11.455cm" svg:y="11.091cm" svg:viewBox="0 0 1589 1659" draw:points="0,0 1589,0 1589,1659 1266,1659">
          <text:p/>
        </draw:polyline>
        <draw:polygon draw:style-name="gr6" draw:text-style-name="P3" draw:layer="layout" svg:width="0.353cm" svg:height="0.247cm" svg:x="12.549cm" svg:y="12.625cm" svg:viewBox="0 0 354 248" draw:points="0,124 354,248 293,141 293,106 354,0">
          <text:p/>
        </draw:polygon>
        <draw:polyline draw:style-name="gr5" draw:text-style-name="P2" draw:layer="layout" svg:width="1.834cm" svg:height="4.233cm" svg:x="4.541cm" svg:y="11.338cm" svg:viewBox="0 0 1835 4234" draw:points="0,0 1835,0 1835,4234 1230,4234">
          <text:p/>
        </draw:polyline>
        <draw:polygon draw:style-name="gr6" draw:text-style-name="P3" draw:layer="layout" svg:width="0.353cm" svg:height="0.247cm" svg:x="5.599cm" svg:y="15.448cm" svg:viewBox="0 0 354 248" draw:points="0,124 354,248 293,142 293,106 354,0">
          <text:p/>
        </draw:polygon>
        <draw:polyline draw:style-name="gr5" draw:text-style-name="P2" draw:layer="layout" svg:width="1.905cm" svg:height="1.411cm" svg:x="2.142cm" svg:y="6.399cm" svg:viewBox="0 0 1906 1412" draw:points="1906,1412 0,1412 0,0 534,0">
          <text:p/>
        </draw:polyline>
        <draw:polygon draw:style-name="gr6" draw:text-style-name="P3" draw:layer="layout" svg:width="0.352cm" svg:height="0.247cm" svg:x="2.495cm" svg:y="6.275cm" svg:viewBox="0 0 353 248" draw:points="353,125 0,0 60,107 60,142 0,248">
          <text:p/>
        </draw:polygon>
        <draw:polyline draw:style-name="gr5" draw:text-style-name="P2" draw:layer="layout" svg:width="0.494cm" svg:height="1.38cm" svg:x="10.961cm" svg:y="9.539cm" svg:viewBox="0 0 495 1381" draw:points="495,0 495,247 0,247 0,1381">
          <text:p/>
        </draw:polyline>
        <draw:polygon draw:style-name="gr6" draw:text-style-name="P3" draw:layer="layout" svg:width="0.247cm" svg:height="0.353cm" svg:x="10.838cm" svg:y="10.738cm" svg:viewBox="0 0 248 354" draw:points="124,354 248,0 142,60 106,60 0,0">
          <text:p/>
        </draw:polygon>
        <draw:polyline draw:style-name="gr5" draw:text-style-name="P2" draw:layer="layout" svg:width="0.447cm" svg:height="1.388cm" svg:x="11.008cm" svg:y="9.703cm" svg:viewBox="0 0 448 1389" draw:points="448,1389 448,83 24,83 0,0">
          <text:p/>
        </draw:polyline>
        <draw:polygon draw:style-name="gr6" draw:text-style-name="P3" draw:layer="layout" svg:width="0.238cm" svg:height="0.373cm" svg:x="10.939cm" svg:y="9.539cm" svg:viewBox="0 0 239 374" draw:points="22,0 0,374 87,286 120,277 239,306">
          <text:p/>
        </draw:polygon>
        <draw:polyline draw:style-name="gr5" draw:text-style-name="P2" draw:layer="layout" svg:width="0.529cm" svg:height="3.356cm" svg:x="4.047cm" svg:y="7.81cm" svg:viewBox="0 0 530 3357" draw:points="0,0 0,1977 530,1977 0,1977 0,3357">
          <text:p/>
        </draw:polyline>
        <draw:polygon draw:style-name="gr6" draw:text-style-name="P3" draw:layer="layout" svg:width="0.247cm" svg:height="0.353cm" svg:x="3.923cm" svg:y="10.985cm" svg:viewBox="0 0 248 354" draw:points="125,354 248,0 142,61 106,61 0,0">
          <text:p/>
        </draw:polygon>
        <draw:polyline draw:style-name="gr5" draw:text-style-name="P2" draw:layer="layout" svg:width="1.905cm" svg:height="4.233cm" svg:x="2.142cm" svg:y="3.577cm" svg:viewBox="0 0 1906 4234" draw:points="1906,4234 0,4234 0,0 534,0">
          <text:p/>
        </draw:polyline>
        <draw:polygon draw:style-name="gr6" draw:text-style-name="P3" draw:layer="layout" svg:width="0.352cm" svg:height="0.247cm" svg:x="2.495cm" svg:y="3.453cm" svg:viewBox="0 0 353 248" draw:points="353,124 0,0 60,106 60,141 0,248">
          <text:p/>
        </draw:polygon>
        <draw:polyline draw:style-name="gr5" draw:text-style-name="P2" draw:layer="layout" svg:width="1.805cm" svg:height="4.233cm" svg:x="11.626cm" svg:y="3.577cm" svg:viewBox="0 0 1806 4234" draw:points="677,0 1806,0 1806,4234 0,4234">
          <text:p/>
        </draw:polyline>
        <draw:polygon draw:style-name="gr6" draw:text-style-name="P3" draw:layer="layout" svg:width="0.353cm" svg:height="0.247cm" svg:x="11.455cm" svg:y="7.686cm" svg:viewBox="0 0 354 248" draw:points="0,124 354,248 293,142 293,106 354,0">
          <text:p/>
        </draw:polygon>
        <draw:polyline draw:style-name="gr5" draw:text-style-name="P2" draw:layer="layout" svg:width="1.588cm" svg:height="1.452cm" svg:x="11.455cm" svg:y="14.19cm" svg:viewBox="0 0 1589 1453" draw:points="1306,1453 1589,1453 1589,323 0,323 0,0">
          <text:p/>
        </draw:polyline>
        <draw:polygon draw:style-name="gr6" draw:text-style-name="P3" draw:layer="layout" svg:width="0.247cm" svg:height="0.353cm" svg:x="11.332cm" svg:y="14.019cm" svg:viewBox="0 0 248 354" draw:points="124,0 0,354 105,293 142,293 248,354">
          <text:p/>
        </draw:polygon>
        <draw:polyline draw:style-name="gr5" draw:text-style-name="P2" draw:layer="layout" svg:width="1.587cm" svg:height="1.623cm" svg:x="9.374cm" svg:y="14.019cm" svg:viewBox="0 0 1588 1624" draw:points="1588,0 1588,495 0,495 0,1624 393,1624">
          <text:p/>
        </draw:polyline>
        <draw:polygon draw:style-name="gr6" draw:text-style-name="P3" draw:layer="layout" svg:width="0.353cm" svg:height="0.247cm" svg:x="9.585cm" svg:y="15.518cm" svg:viewBox="0 0 354 248" draw:points="354,124 0,0 61,106 61,141 0,248">
          <text:p/>
        </draw:polygon>
        <draw:frame draw:style-name="gr12" draw:text-style-name="P5" draw:layer="layout" svg:width="0.458cm" svg:height="0.615cm" svg:x="4.157cm" svg:y="10.97cm">
          <draw:text-box>
            <text:p text:style-name="P4"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NsText1" svg:font-family=".sfNsText"/>
    <style:font-face style:name=".sfNsText" svg:font-family=".sfNsText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66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76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ff6600" draw:marker-start-width="0.356cm" draw:marker-end="Arrow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2T15:52:42.341607707</meta:creation-date>
    <dc:date>2016-05-24T18:00:38.731285000</dc:date>
    <meta:editing-duration>PT23H3M6S</meta:editing-duration>
    <meta:editing-cycles>19</meta:editing-cycles>
    <meta:generator>LibreOffice/5.1.1.3$MacOSX_X86_64 LibreOffice_project/89f508ef3ecebd2cfb8e1def0f0ba9a803b88a6d</meta:generator>
    <meta:document-statistic meta:object-count="121"/>
  </office:meta>
</office:document-meta>
</file>